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265cm" fo:margin-bottom="0.132cm" loext:contextual-spacing="false" fo:line-height="110%" fo:text-indent="0cm" style:auto-text-indent="false"/>
    </style:style>
    <style:style style:name="P2" style:family="paragraph" style:parent-style-name="Text_20_body">
      <style:text-properties officeooo:rsid="0015e25b" officeooo:paragraph-rsid="0015e25b"/>
    </style:style>
    <style:style style:name="P3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4" style:family="paragraph" style:parent-style-name="Text_20_body" style:list-style-name="L2">
      <style:paragraph-properties fo:margin-top="0cm" fo:margin-bottom="0cm" loext:contextual-spacing="false" fo:padding="0cm" fo:border="none"/>
    </style:style>
    <style:style style:name="P5" style:family="paragraph" style:parent-style-name="Text_20_body" style:list-style-name="L3">
      <style:paragraph-properties fo:margin-top="0cm" fo:margin-bottom="0cm" loext:contextual-spacing="false" fo:padding="0cm" fo:border="none"/>
    </style:style>
    <style:style style:name="P6" style:family="paragraph" style:parent-style-name="Text_20_body" style:list-style-name="L4">
      <style:paragraph-properties fo:margin-top="0cm" fo:margin-bottom="0cm" loext:contextual-spacing="false" fo:padding="0cm" fo:border="none"/>
    </style:style>
    <style:style style:name="P7" style:family="paragraph" style:parent-style-name="Text_20_body" style:list-style-name="L5">
      <style:paragraph-properties fo:margin-top="0cm" fo:margin-bottom="0cm" loext:contextual-spacing="false" fo:padding="0cm" fo:border="none"/>
    </style:style>
    <style:style style:name="P8" style:family="paragraph" style:parent-style-name="Text_20_body" style:list-style-name="L6">
      <style:paragraph-properties fo:margin-top="0cm" fo:margin-bottom="0cm" loext:contextual-spacing="false" fo:padding="0cm" fo:border="none"/>
    </style:style>
    <style:style style:name="P9" style:family="paragraph" style:parent-style-name="Text_20_body" style:list-style-name="L7">
      <style:paragraph-properties fo:margin-top="0cm" fo:margin-bottom="0cm" loext:contextual-spacing="false" fo:padding="0cm" fo:border="none"/>
    </style:style>
    <style:style style:name="P10" style:family="paragraph" style:parent-style-name="Text_20_body" style:list-style-name="L8">
      <style:paragraph-properties fo:margin-top="0cm" fo:margin-bottom="0cm" loext:contextual-spacing="false" fo:padding="0cm" fo:border="none"/>
    </style:style>
    <style:style style:name="P11" style:family="paragraph" style:parent-style-name="Text_20_body" style:list-style-name="L9">
      <style:paragraph-properties fo:margin-top="0cm" fo:margin-bottom="0cm" loext:contextual-spacing="false" fo:padding="0cm" fo:border="none"/>
    </style:style>
    <style:style style:name="P12" style:family="paragraph" style:parent-style-name="Text_20_body" style:list-style-name="L10">
      <style:paragraph-properties fo:margin-top="0cm" fo:margin-bottom="0cm" loext:contextual-spacing="false" fo:padding="0cm" fo:border="none"/>
    </style:style>
    <style:style style:name="P13" style:family="paragraph" style:parent-style-name="Text_20_body" style:list-style-name="L11">
      <style:paragraph-properties fo:margin-top="0cm" fo:margin-bottom="0cm" loext:contextual-spacing="false" fo:padding="0cm" fo:border="none"/>
    </style:style>
    <style:style style:name="P14" style:family="paragraph" style:parent-style-name="Text_20_body" style:list-style-name="L12">
      <style:paragraph-properties fo:margin-top="0cm" fo:margin-bottom="0cm" loext:contextual-spacing="false" fo:padding="0cm" fo:border="none"/>
    </style:style>
    <style:style style:name="P15" style:family="paragraph" style:parent-style-name="Text_20_body" style:list-style-name="L13">
      <style:paragraph-properties fo:margin-top="0cm" fo:margin-bottom="0cm" loext:contextual-spacing="false" fo:padding="0cm" fo:border="none"/>
    </style:style>
    <style:style style:name="P16" style:family="paragraph" style:parent-style-name="Text_20_body" style:list-style-name="L14">
      <style:paragraph-properties fo:margin-top="0cm" fo:margin-bottom="0cm" loext:contextual-spacing="false" fo:padding="0cm" fo:border="none"/>
    </style:style>
    <style:style style:name="P17" style:family="paragraph" style:parent-style-name="Text_20_body" style:list-style-name="L15">
      <style:paragraph-properties fo:margin-top="0cm" fo:margin-bottom="0cm" loext:contextual-spacing="false" fo:padding="0cm" fo:border="none"/>
    </style:style>
    <style:style style:name="P18" style:family="paragraph" style:parent-style-name="Text_20_body" style:list-style-name="L16">
      <style:paragraph-properties fo:margin-top="0cm" fo:margin-bottom="0cm" loext:contextual-spacing="false" fo:padding="0cm" fo:border="none"/>
    </style:style>
    <style:style style:name="P19" style:family="paragraph" style:parent-style-name="Text_20_body" style:list-style-name="L17">
      <style:paragraph-properties fo:margin-top="0cm" fo:margin-bottom="0cm" loext:contextual-spacing="false" fo:padding="0cm" fo:border="none"/>
    </style:style>
    <style:style style:name="P20" style:family="paragraph" style:parent-style-name="Text_20_body" style:list-style-name="L18">
      <style:paragraph-properties fo:margin-top="0cm" fo:margin-bottom="0cm" loext:contextual-spacing="false" fo:padding="0cm" fo:border="none"/>
    </style:style>
    <style:style style:name="P21" style:family="paragraph" style:parent-style-name="Text_20_body" style:list-style-name="L19">
      <style:paragraph-properties fo:margin-top="0cm" fo:margin-bottom="0cm" loext:contextual-spacing="false" fo:padding="0cm" fo:border="none"/>
    </style:style>
    <style:style style:name="P22" style:family="paragraph" style:parent-style-name="Text_20_body" style:list-style-name="L20">
      <style:paragraph-properties fo:margin-top="0cm" fo:margin-bottom="0cm" loext:contextual-spacing="false" fo:padding="0cm" fo:border="none"/>
    </style:style>
    <style:style style:name="P23" style:family="paragraph" style:parent-style-name="Text_20_body" style:list-style-name="L21">
      <style:paragraph-properties fo:margin-top="0cm" fo:margin-bottom="0cm" loext:contextual-spacing="false" fo:padding="0cm" fo:border="none"/>
    </style:style>
    <style:style style:name="P24" style:family="paragraph" style:parent-style-name="Text_20_body" style:list-style-name="L22">
      <style:paragraph-properties fo:margin-top="0cm" fo:margin-bottom="0cm" loext:contextual-spacing="false" fo:padding="0cm" fo:border="none"/>
    </style:style>
    <style:style style:name="P25" style:family="paragraph" style:parent-style-name="Text_20_body" style:list-style-name="L23">
      <style:paragraph-properties fo:margin-top="0cm" fo:margin-bottom="0cm" loext:contextual-spacing="false" fo:padding="0cm" fo:border="none"/>
    </style:style>
    <style:style style:name="P26" style:family="paragraph" style:parent-style-name="Text_20_body" style:list-style-name="L24">
      <style:paragraph-properties fo:margin-top="0cm" fo:margin-bottom="0cm" loext:contextual-spacing="false" fo:padding="0cm" fo:border="none"/>
    </style:style>
    <style:style style:name="P27" style:family="paragraph" style:parent-style-name="Text_20_body" style:list-style-name="L25">
      <style:paragraph-properties fo:margin-top="0cm" fo:margin-bottom="0cm" loext:contextual-spacing="false" fo:padding="0cm" fo:border="none"/>
    </style:style>
    <style:style style:name="P28" style:family="paragraph" style:parent-style-name="Text_20_body" style:list-style-name="L26">
      <style:paragraph-properties fo:margin-top="0cm" fo:margin-bottom="0cm" loext:contextual-spacing="false" fo:padding="0cm" fo:border="none"/>
    </style:style>
    <style:style style:name="P29" style:family="paragraph" style:parent-style-name="Text_20_body" style:list-style-name="L27">
      <style:paragraph-properties fo:margin-top="0cm" fo:margin-bottom="0cm" loext:contextual-spacing="false" fo:padding="0cm" fo:border="none"/>
    </style:style>
    <style:style style:name="P30" style:family="paragraph" style:parent-style-name="Text_20_body" style:list-style-name="L28">
      <style:paragraph-properties fo:margin-top="0cm" fo:margin-bottom="0cm" loext:contextual-spacing="false" fo:padding="0cm" fo:border="none"/>
    </style:style>
    <style:style style:name="P31" style:family="paragraph" style:parent-style-name="Text_20_body" style:list-style-name="L29">
      <style:paragraph-properties fo:margin-top="0cm" fo:margin-bottom="0cm" loext:contextual-spacing="false" fo:padding="0cm" fo:border="none"/>
    </style:style>
    <style:style style:name="P32" style:family="paragraph" style:parent-style-name="Text_20_body" style:list-style-name="L30">
      <style:paragraph-properties fo:margin-top="0cm" fo:margin-bottom="0cm" loext:contextual-spacing="false" fo:padding="0cm" fo:border="none"/>
    </style:style>
    <style:style style:name="P33" style:family="paragraph" style:parent-style-name="Text_20_body" style:list-style-name="L31">
      <style:paragraph-properties fo:margin-top="0cm" fo:margin-bottom="0cm" loext:contextual-spacing="false" fo:padding="0cm" fo:border="none"/>
    </style:style>
    <style:style style:name="P34" style:family="paragraph" style:parent-style-name="Text_20_body" style:list-style-name="L32">
      <style:paragraph-properties fo:margin-top="0cm" fo:margin-bottom="0cm" loext:contextual-spacing="false" fo:padding="0cm" fo:border="none"/>
    </style:style>
    <style:style style:name="P35" style:family="paragraph" style:parent-style-name="Text_20_body" style:list-style-name="L33">
      <style:paragraph-properties fo:margin-top="0cm" fo:margin-bottom="0cm" loext:contextual-spacing="false" fo:padding="0cm" fo:border="none"/>
    </style:style>
    <style:style style:name="P36" style:family="paragraph" style:parent-style-name="Text_20_body" style:list-style-name="L34">
      <style:paragraph-properties fo:margin-top="0cm" fo:margin-bottom="0cm" loext:contextual-spacing="false" fo:padding="0cm" fo:border="none"/>
    </style:style>
    <style:style style:name="P37" style:family="paragraph" style:parent-style-name="Text_20_body" style:list-style-name="L35">
      <style:paragraph-properties fo:margin-top="0cm" fo:margin-bottom="0cm" loext:contextual-spacing="false" fo:padding="0cm" fo:border="none"/>
    </style:style>
    <style:style style:name="P38" style:family="paragraph" style:parent-style-name="Text_20_body" style:list-style-name="L36">
      <style:paragraph-properties fo:margin-top="0cm" fo:margin-bottom="0cm" loext:contextual-spacing="false" fo:padding="0cm" fo:border="none"/>
    </style:style>
    <style:style style:name="P39" style:family="paragraph" style:parent-style-name="Text_20_body" style:list-style-name="L37">
      <style:paragraph-properties fo:margin-top="0cm" fo:margin-bottom="0cm" loext:contextual-spacing="false" fo:padding="0cm" fo:border="none"/>
    </style:style>
    <style:style style:name="P40" style:family="paragraph" style:parent-style-name="Text_20_body" style:list-style-name="L38">
      <style:paragraph-properties fo:margin-top="0cm" fo:margin-bottom="0cm" loext:contextual-spacing="false" fo:padding="0cm" fo:border="none"/>
    </style:style>
    <style:style style:name="P41" style:family="paragraph" style:parent-style-name="Text_20_body" style:list-style-name="L39">
      <style:paragraph-properties fo:margin-top="0cm" fo:margin-bottom="0cm" loext:contextual-spacing="false" fo:padding="0cm" fo:border="none"/>
    </style:style>
    <style:style style:name="P42" style:family="paragraph" style:parent-style-name="Text_20_body" style:list-style-name="L40">
      <style:paragraph-properties fo:margin-top="0cm" fo:margin-bottom="0cm" loext:contextual-spacing="false" fo:padding="0cm" fo:border="none"/>
    </style:style>
    <style:style style:name="P4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4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5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7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8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0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1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2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3" style:family="paragraph" style:parent-style-name="Text_20_body" style:list-style-name="L1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4" style:family="paragraph" style:parent-style-name="Text_20_body" style:list-style-name="L1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5" style:family="paragraph" style:parent-style-name="Text_20_body" style:list-style-name="L13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6" style:family="paragraph" style:parent-style-name="Text_20_body" style:list-style-name="L14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7" style:family="paragraph" style:parent-style-name="Text_20_body" style:list-style-name="L15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8" style:family="paragraph" style:parent-style-name="Text_20_body" style:list-style-name="L1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9" style:family="paragraph" style:parent-style-name="Text_20_body" style:list-style-name="L17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0" style:family="paragraph" style:parent-style-name="Text_20_body" style:list-style-name="L18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1" style:family="paragraph" style:parent-style-name="Text_20_body" style:list-style-name="L19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2" style:family="paragraph" style:parent-style-name="Text_20_body" style:list-style-name="L20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3" style:family="paragraph" style:parent-style-name="Text_20_body" style:list-style-name="L2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4" style:family="paragraph" style:parent-style-name="Text_20_body" style:list-style-name="L2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5" style:family="paragraph" style:parent-style-name="Text_20_body" style:list-style-name="L23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6" style:family="paragraph" style:parent-style-name="Text_20_body" style:list-style-name="L24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7" style:family="paragraph" style:parent-style-name="Text_20_body" style:list-style-name="L25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8" style:family="paragraph" style:parent-style-name="Text_20_body" style:list-style-name="L2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9" style:family="paragraph" style:parent-style-name="Text_20_body" style:list-style-name="L27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0" style:family="paragraph" style:parent-style-name="Text_20_body" style:list-style-name="L28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1" style:family="paragraph" style:parent-style-name="Text_20_body" style:list-style-name="L29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2" style:family="paragraph" style:parent-style-name="Text_20_body" style:list-style-name="L30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3" style:family="paragraph" style:parent-style-name="Text_20_body" style:list-style-name="L3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4" style:family="paragraph" style:parent-style-name="Text_20_body" style:list-style-name="L3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5" style:family="paragraph" style:parent-style-name="Text_20_body" style:list-style-name="L33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6" style:family="paragraph" style:parent-style-name="Text_20_body" style:list-style-name="L34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7" style:family="paragraph" style:parent-style-name="Text_20_body" style:list-style-name="L35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8" style:family="paragraph" style:parent-style-name="Text_20_body" style:list-style-name="L3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9" style:family="paragraph" style:parent-style-name="Text_20_body" style:list-style-name="L37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0" style:family="paragraph" style:parent-style-name="Text_20_body" style:list-style-name="L38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1" style:family="paragraph" style:parent-style-name="Text_20_body" style:list-style-name="L39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2" style:family="paragraph" style:parent-style-name="Text_20_body" style:list-style-name="L40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3" style:family="paragraph" style:parent-style-name="Text_20_body">
      <style:paragraph-properties fo:margin-left="1.251cm" fo:margin-right="0cm" fo:text-indent="0cm" style:auto-text-indent="false"/>
    </style:style>
    <style:style style:name="P8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4f5e6f" style:text-line-through-style="none" style:text-line-through-type="none" style:text-underline-style="none" style:text-blinking="false"/>
    </style:style>
    <style:style style:name="T2" style:family="text">
      <style:text-properties fo:color="#4f5e6f" style:text-line-through-style="none" style:text-line-through-type="none" style:font-name="inherit" fo:font-size="11.25pt" style:text-underline-style="none" fo:font-weight="bold" style:text-blinking="false"/>
    </style:style>
    <style:style style:name="T3" style:family="text">
      <style:text-properties fo:color="#0b0d10" style:font-name="inherit" fo:font-size="11.25pt" style:text-underline-style="solid" style:text-underline-width="auto" style:text-underline-color="font-color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ándékozás</text:p>
      <text:p text:style-name="P83">Könyv</text:p>
      <text:p text:style-name="P83">Óra / Karóra</text:p>
      <text:p text:style-name="P83">Pénztárca</text:p>
      <text:p text:style-name="P83">Illóolaj párologtató</text:p>
      <text:p text:style-name="P83">Digitális képkeret</text:p>
      <text:p text:style-name="P84">Autó, motor</text:p>
      <text:p text:style-name="P83">Autó akkumulátor</text:p>
      <text:p text:style-name="P83">Gumiabroncs</text:p>
      <text:p text:style-name="P83">Jármű akkumulátor töltő</text:p>
      <text:p text:style-name="P83">Motorolaj</text:p>
      <text:p text:style-name="P83">Tehergumi</text:p>
      <text:p text:style-name="Text_20_body">Baba, mama</text:p>
      <text:p text:style-name="P83">Babakocsi</text:p>
      <text:p text:style-name="P83">Bébiőr</text:p>
      <text:p text:style-name="P83">Etetőszék</text:p>
      <text:p text:style-name="P83">Gyerekülés</text:p>
      <text:p text:style-name="P83">Pelenka</text:p>
      <text:p text:style-name="Text_20_body">Bútor, lakberendezés</text:p>
      <text:p text:style-name="P83">Ágyneműhuzat</text:p>
      <text:p text:style-name="P83">Babzsákfotel</text:p>
      <text:p text:style-name="P83">Matrac</text:p>
      <text:p text:style-name="P83">Szerszámszekrény, szerszámkocsi</text:p>
      <text:p text:style-name="P83">Ülőgarnitúra</text:p>
      <text:p text:style-name="Text_20_body">Divat és ruházat</text:p>
      <text:p text:style-name="P83">Férfi póló</text:p>
      <text:p text:style-name="P83">Női cipő</text:p>
      <text:p text:style-name="P83">Női nadrág</text:p>
      <text:p text:style-name="P83">Női póló</text:p>
      <text:p text:style-name="P83">Női ruha</text:p>
      <text:p text:style-name="Text_20_body">Építkezés, felújítás</text:p>
      <text:p text:style-name="P83">Fúró-csavarozó</text:p>
      <text:p text:style-name="P83"><text:soft-page-break/>Fúrókalapács, vésőkalapács</text:p>
      <text:p text:style-name="P83">IP kamera</text:p>
      <text:p text:style-name="P83">Sarokcsiszoló</text:p>
      <text:p text:style-name="P83">Ütvecsavarozó</text:p>
      <text:p text:style-name="Text_20_body">Erotika</text:p>
      <text:p text:style-name="P83">Gumibaba, guminő</text:p>
      <text:p text:style-name="P83">Műpénisz, dildo</text:p>
      <text:p text:style-name="P83">Potencianövelő</text:p>
      <text:p text:style-name="P83">Vagina</text:p>
      <text:p text:style-name="P83">Vibrátor</text:p>
      <text:p text:style-name="Text_20_body">Étel-Ital</text:p>
      <text:p text:style-name="P83">Bor</text:p>
      <text:p text:style-name="P83">Likőr</text:p>
      <text:p text:style-name="P83">Pezsgő</text:p>
      <text:p text:style-name="P83">Táplálékkiegészítő</text:p>
      <text:p text:style-name="P83">Whiskey</text:p>
      <text:p text:style-name="Text_20_body">Film és zene</text:p>
      <text:p text:style-name="P83">Zenei CD</text:p>
      <text:p text:style-name="P83">LP</text:p>
      <text:p text:style-name="P83">Diafilm</text:p>
      <text:p text:style-name="P83">Kazetta</text:p>
      <text:p text:style-name="Text_20_body">Hangszer</text:p>
      <text:p text:style-name="P83">Akusztikus gitár</text:p>
      <text:p text:style-name="P83">Digitális zongora</text:p>
      <text:p text:style-name="P83">Elektromos gitár</text:p>
      <text:p text:style-name="P83">Hangszer erősítő</text:p>
      <text:p text:style-name="P83">Szintetizátor és keyboard</text:p>
      <text:p text:style-name="Text_20_body">Háziállat</text:p>
      <text:p text:style-name="P83">Akvárium</text:p>
      <text:p text:style-name="P83">Akvárium vízszűrő</text:p>
      <text:p text:style-name="P83">Kutyatáp</text:p>
      <text:p text:style-name="P83">Macskabútor, kaparófa</text:p>
      <text:p text:style-name="P83"><text:soft-page-break/>Macskaeledel</text:p>
      <text:p text:style-name="Text_20_body">Háztartási gép</text:p>
      <text:p text:style-name="P83">Hűtőszekrény, hűtőgép</text:p>
      <text:p text:style-name="P83">Kávéfőző</text:p>
      <text:p text:style-name="P83">Mosogatógép</text:p>
      <text:p text:style-name="P83">Mosógép</text:p>
      <text:p text:style-name="P83">Porszívó, takarítógép</text:p>
      <text:p text:style-name="Text_20_body">Hobbi</text:p>
      <text:p text:style-name="P83">Akcióhős, mesehős, játékfigura</text:p>
      <text:p text:style-name="P83">Csocsó asztal</text:p>
      <text:p text:style-name="P83">Darts tábla</text:p>
      <text:p text:style-name="P83">Kártya</text:p>
      <text:p text:style-name="P83">Makett</text:p>
      <text:p text:style-name="Text_20_body">Irodatechnika</text:p>
      <text:p text:style-name="P83">Forgószék</text:p>
      <text:p text:style-name="P83">Iratmegsemmisítő</text:p>
      <text:p text:style-name="P83">Számítógépasztal</text:p>
      <text:p text:style-name="P83">Számológép</text:p>
      <text:p text:style-name="P83">Telefonkészülék</text:p>
      <text:p text:style-name="Text_20_body">Játék</text:p>
      <text:p text:style-name="P83">Interaktív játék</text:p>
      <text:p text:style-name="P83">Játékautó és jármű</text:p>
      <text:p text:style-name="P83">LEGO</text:p>
      <text:p text:style-name="P83">Társasjáték</text:p>
      <text:p text:style-name="P83">Távirányítós játék, RC jármű</text:p>
      <text:p text:style-name="Text_20_body">Műszaki cikk</text:p>
      <text:p text:style-name="P83">Fülhallgató, fejhallgató</text:p>
      <text:p text:style-name="P83">Headset</text:p>
      <text:p text:style-name="P83">LED TV, LCD TV, OLED TV</text:p>
      <text:p text:style-name="P83">Mobiltelefon</text:p>
      <text:p text:style-name="P83">Okosóra, aktivitásmérő</text:p>
      <text:p text:style-name="Text_20_body">Otthon és kert</text:p>
      <text:p text:style-name="P83"><text:soft-page-break/>Aggregátor</text:p>
      <text:p text:style-name="P83">Kompresszor</text:p>
      <text:p text:style-name="P83">Láncfűrész</text:p>
      <text:p text:style-name="P83">Szivattyú</text:p>
      <text:p text:style-name="P83">Távolságmérő, szintező</text:p>
      <text:p text:style-name="Text_20_body">Sport és Fitness</text:p>
      <text:p text:style-name="P83">Elektromos roller</text:p>
      <text:p text:style-name="P83">Futópad</text:p>
      <text:p text:style-name="P83">Horgász orsó</text:p>
      <text:p text:style-name="P83">Kerékpár</text:p>
      <text:p text:style-name="P83">Korcsolya</text:p>
      <text:p text:style-name="Text_20_body">Számítógép</text:p>
      <text:p text:style-name="P83">Monitor</text:p>
      <text:p text:style-name="P83">Notebook</text:p>
      <text:p text:style-name="P83">PC játék</text:p>
      <text:p text:style-name="P83">Tablet PC</text:p>
      <text:p text:style-name="P83">Videokártya</text:p>
      <text:p text:style-name="Text_20_body">Szépségápolás és egészség</text:p>
      <text:p text:style-name="P83">Borotva</text:p>
      <text:p text:style-name="P83">Elektromos fogkefe</text:p>
      <text:p text:style-name="P83">Hajvágó, szakállvágó</text:p>
      <text:p text:style-name="P83">Masszírozó</text:p>
      <text:p text:style-name="P83">Parfüm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2:15:30.319933159</meta:creation-date>
    <dc:date>2021-12-26T12:25:14.591900891</dc:date>
    <meta:editing-duration>PT9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19" meta:word-count="187" meta:character-count="1474" meta:non-whitespace-character-count="1406"/>
  </office:meta>
</office:document-meta>
</file>